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20000004209A38FE5.png"/>
  <manifest:file-entry manifest:media-type="image/png" manifest:full-path="Pictures/100002000000019000000060C0400A8F.png"/>
  <manifest:file-entry manifest:media-type="image/png" manifest:full-path="Pictures/1000000000000331000001CB3C48ADB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12cm" svg:height="12cm" svg:x="4.5cm" svg:y="1cm">
            <text:p/>
          </draw:rect>
          <draw:frame draw:style-name="gr2" draw:text-style-name="P1" draw:layer="layout" svg:width="2.932cm" svg:height="1.647cm" svg:x="13.068cm" svg:y="11cm">
            <draw:image xlink:href="Pictures/1000000000000331000001CB3C48ADB9.png" xlink:type="simple" xlink:show="embed" xlink:actuate="onLoad">
              <text:p/>
            </draw:image>
          </draw:frame>
          <draw:frame draw:style-name="gr2" draw:text-style-name="P1" draw:layer="layout" svg:width="8.66cm" svg:height="1.078cm" svg:x="6.34cm" svg:y="5.8cm">
            <draw:image xlink:href="Pictures/10000000000002120000004209A38FE5.png" xlink:type="simple" xlink:show="embed" xlink:actuate="onLoad">
              <text:p/>
            </draw:image>
          </draw:frame>
          <draw:frame draw:style-name="gr2" draw:text-style-name="P1" draw:layer="layout" svg:width="4.76cm" svg:height="1.142cm" svg:x="4.74cm" svg:y="11.5cm">
            <draw:image xlink:href="Pictures/100002000000019000000060C0400A8F.png" xlink:type="simple" xlink:show="embed" xlink:actuate="onLoad">
              <text:p/>
            </draw:image>
          </draw:frame>
          <draw:frame draw:style-name="gr3" draw:text-style-name="P2" draw:layer="layout" svg:width="2.936cm" svg:height="0.645cm" svg:x="13.264cm" svg:y="10.6cm">
            <draw:text-box>
              <text:p text:style-name="P2"><text:span text:style-name="T1">DVD offert par :</text:span></text:p>
            </draw:text-box>
          </draw:frame>
        </draw:g>
        <draw:g>
          <draw:rect draw:style-name="gr1" draw:text-style-name="P1" draw:layer="layout" svg:width="12cm" svg:height="12cm" svg:x="4.5cm" svg:y="13cm">
            <text:p/>
          </draw:rect>
          <draw:frame draw:style-name="gr2" draw:text-style-name="P1" draw:layer="layout" svg:width="2.932cm" svg:height="1.647cm" svg:x="13.068cm" svg:y="23cm">
            <draw:image xlink:href="Pictures/1000000000000331000001CB3C48ADB9.png" xlink:type="simple" xlink:show="embed" xlink:actuate="onLoad">
              <text:p/>
            </draw:image>
          </draw:frame>
          <draw:frame draw:style-name="gr2" draw:text-style-name="P1" draw:layer="layout" svg:width="8.66cm" svg:height="1.078cm" svg:x="6.34cm" svg:y="17.8cm">
            <draw:image xlink:href="Pictures/10000000000002120000004209A38FE5.png" xlink:type="simple" xlink:show="embed" xlink:actuate="onLoad">
              <text:p/>
            </draw:image>
          </draw:frame>
          <draw:frame draw:style-name="gr2" draw:text-style-name="P1" draw:layer="layout" svg:width="4.76cm" svg:height="1.142cm" svg:x="4.74cm" svg:y="23.5cm">
            <draw:image xlink:href="Pictures/100002000000019000000060C0400A8F.png" xlink:type="simple" xlink:show="embed" xlink:actuate="onLoad">
              <text:p/>
            </draw:image>
          </draw:frame>
          <draw:frame draw:style-name="gr3" draw:text-style-name="P2" draw:layer="layout" svg:width="2.936cm" svg:height="0.645cm" svg:x="13.264cm" svg:y="22.6cm">
            <draw:text-box>
              <text:p text:style-name="P2"><text:span text:style-name="T1">DVD offert par :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31T20:38:29</meta:creation-date>
    <meta:print-date>2011-03-31T20:43:54</meta:print-date>
    <dc:date>2011-03-31T20:47:45</dc:date>
    <meta:editing-duration>PT9M23S</meta:editing-duration>
    <meta:editing-cycles>1</meta:editing-cycles>
    <meta:generator>LibreOffice/3.3$Linux LibreOffice_project/330m19$Build-202</meta:generator>
    <meta:document-statistic meta:object-count="12"/>
  </office:meta>
</office:document-meta>
</file>